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Converted1">
      <style:paragraph-properties style:page-number="auto" fo:break-before="page"/>
    </style:style>
    <style:style style:name="P3" style:family="paragraph" style:parent-style-name="Standard" style:master-page-name="Converted2">
      <style:paragraph-properties style:page-number="auto"/>
    </style:style>
    <style:style style:name="P4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</text:p>
      <text:p text:style-name="Standard"/>
      <text:p text:style-name="P2">BBB</text:p>
      <text:p text:style-name="Standard">zaza</text:p>
      <text:p text:style-name="Standard">zaza</text:p>
      <text:p text:style-name="P3">GGGG</text:p>
      <text:p text:style-name="P4">C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41.89pt" fo:page-height="595.3pt" style:num-format="1" style:print-orientation="landscape" fo:margin-top="70.89pt" fo:margin-bottom="70.89pt" fo:margin-left="70.89pt" fo:margin-right="70.89pt" style:writing-mode="lr-tb" style:layout-grid-color="#c0c0c0" style:layout-grid-lines="25" style:layout-grid-base-height="11.99pt" style:layout-grid-ruby-height="6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dc:creator>Angelo ZERR</dc:creator>
    <meta:editing-cycles>6</meta:editing-cycles>
    <meta:creation-date>2011-06-22T15:33:00</meta:creation-date>
    <dc:date>2011-06-22T17:59:24.98</dc:date>
    <meta:editing-duration>PT23S</meta:editing-duration>
    <meta:generator>LibreOffice/3.3$Win32 LibreOffice_project/330m19$Build-6</meta:generator>
    <meta:document-statistic meta:table-count="0" meta:image-count="0" meta:object-count="0" meta:page-count="4" meta:paragraph-count="6" meta:word-count="6" meta:character-count="21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